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 quality meets convenience.<text:line-break/>These headphones will also appeal to all serious music consumers. They offer exceptional sound quality, lightweight design and futuristic look. </text:p>
      <text:p text:style-name="Standard"/>
      <text:p text:style-name="Standard"/>
      <text:p text:style-name="Standard"/>
      <text:p text:style-name="Text_20_body">Pro quality meets convenience.<text:line-break/>These headphones will also appeal to all serious music consumers. They offer exceptional sound quality, lightweight design and futuristic look.<text:line-break/>Their 50 mm driver units and high-flux magnets create outstanding resolution, from bass to treble, and are ideal for studio applications.<text:line-break/>The HDJ-1000 have the capacity for 3,500 mW of input, which means distortion is prevented, even at sustained loud volumes.<text:line-break/>Each ear-cup gives excellent insulation and swivels a full 90 degrees, which presents great flexibility especially for DJs who prefer the ‘on-shoulder’ method of monitoring.<text:line-break/>To improve monitoring, there is also a convenient stereo/mono switch.<text:line-break/>When not in use the HDJ-1000s can be folded to reduce size.</text:p>
      <text:p text:style-name="Text_20_body">Type Fully enclosed dynamic headphones<text:line-break/>Driver Units 50 mm dome type<text:line-break/>Plug 3,5 mm 3P mini plug (gold-plated)<text:line-break/>Cord 1,2m long single coiled cable (approx. 3m when straight)<text:line-break/>Accessories 6.3 mm 3P plug adapter with screw &amp; carrying bag<text:line-break/>Weight (without cord)270 g<text:line-break/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$Win32 OpenOffice.org_project/411m6$Build-9775</meta:generator>
    <dc:date>2018-01-31T10:46:31.35</dc:date>
    <meta:document-statistic meta:table-count="0" meta:image-count="0" meta:object-count="0" meta:page-count="1" meta:paragraph-count="3" meta:word-count="179" meta:character-count="1172"/>
    <dc:creator>Marti </dc:creator>
    <meta:user-defined meta:name="Info 1"/>
    <meta:user-defined meta:name="Info 2"/>
    <meta:user-defined meta:name="Info 3"/>
    <meta:user-defined meta:name="Info 4"/>
  </office:meta>
</office:document-meta>
</file>